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 9 Backup </text:p>
      <text:p text:style-name="Standard">Bloc 3</text:p>
      <text:p text:style-name="Standard"/>
      <text:p text:style-name="Standard"><text:span text:style-name="T1">Partie 0:</text:span></text:p>
      <text:p text:style-name="Standard"/>
      <text:p text:style-name="Standard"><text:span text:style-name="T1">La sauvegarde complète:</text:span></text:p>
      <text:p text:style-name="Standard">Elle consiste à copier l'ensemble des fichiers et dossiers d'un système. Chaque fois que vous effectuez une sauvegarde complète, vous stockez entièrement et une nouvelle fois la source de données.</text:p>
      <text:p text:style-name="Standard"/>
      <text:p text:style-name="Standard"><text:span text:style-name="T1">La sauvegarde incrémentielle :</text:span></text:p>
      <text:p text:style-name="Standard">Elle permet de sauvegarder le sous-ensemble d'un composant qui a fait l'objet d'une modification depuis la session précédente d'un backup complet ou d'un backup incrémentiel.</text:p>
      <text:p text:style-name="Standard">Ce processus permet ainsi de nettoyer les fichiers sources après leur sauvegarde.</text:p>
      <text:p text:style-name="Standard"/>
      <text:p text:style-name="Standard"/>
      <text:p text:style-name="Standard"><text:span text:style-name="T1">La sauvegarde différentielle:</text:span></text:p>
      <text:p text:style-name="Standard">Elle consiste à copier toutes les données depuis le dernier backup incrémental ou complet.</text:p>
      <text:p text:style-name="Standard"/>
      <text:p text:style-name="Standard"/>
      <text:p text:style-name="Standard"><text:span text:style-name="T1">Partie 0 bis:</text:span></text:p>
      <text:p text:style-name="P1"/>
      <text:p text:style-name="Standard"><text:span text:style-name="T1">La politique de sauvegarde:</text:span></text:p>
      <text:p text:style-name="Standard">La mise en place d'une politique de sauvegarde est l'une de tâches inhérentes à la bonne gestion d'un serveur.</text:p>
      <text:p text:style-name="Standard">Elle peut permettre, par exemple, en cas de panne matérielle ou de piratage, de retrouver ses données et de restaurer un serveur en quelques minutes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Partie 1:</text:span></text:p>
      <text:p text:style-name="P1"/>
      <text:p text:style-name="Standard"><text:span text:style-name="T1">Logiciels/Services permettant de faire des sauvegardes sur Windows/Linux.</text:span></text:p>
      <text:p text:style-name="P1"/>
      <text:p text:style-name="Standard">Les meilleurs logiciels de sauvegarde sur Windows:</text:p>
      <text:p text:style-name="Standard"/>
      <text:p text:style-name="P2">Acronis True Image.</text:p>
      <text:p text:style-name="P2">EaseUS Todo Backup Free.</text:p>
      <text:p text:style-name="P2">Paragon Backup &amp; Recovery Home.</text:p>
      <text:p text:style-name="P2">Ashampoo Backup Pro.</text:p>
      <text:p text:style-name="P2"><text:soft-page-break/>Bvckup 2.</text:p>
      <text:p text:style-name="P2">O&amp;O AutoBackup 6.</text:p>
      <text:p text:style-name="P2">Backblaze.</text:p>
      <text:p text:style-name="P2">IDrive.</text:p>
      <text:p text:style-name="Standard"><text:s/></text:p>
      <text:p text:style-name="Standard">Les meilleurs logiciels de sauvegarde sur Linux:</text:p>
      <text:p text:style-name="Standard"/>
      <text:p text:style-name="Standard">Rsync</text:p>
      <text:p text:style-name="Standard">Obnam</text:p>
      <text:p text:style-name="Standard">BorgBackup</text:p>
      <text:p text:style-name="Standard">Grsync</text:p>
      <text:p text:style-name="Standard">Kup</text:p>
      <text:p text:style-name="Standard"/>
      <text:p text:style-name="Standard"/>
      <text:p text:style-name="Standard"><text:span text:style-name="T1">Partie 2: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3" meta:word-count="202" meta:character-count="1305" meta:non-whitespace-character-count="1133"/>
    <meta:generator>LibreOfficeDev/6.0.5.2$Linux_X86_64 LibreOffice_project/</meta:generator>
  </office:meta>
</office:document-meta>
</file>